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draw:stroke="none" draw:fill="none"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m.g</text:p>
              </text:list-item>
            </text:list>
            <text:p/>
            <text:p>my pro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 </text:span><text:span text:style-name="MT2"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 </text:span><text:span text:style-name="MT2"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0:59:00.198286298</meta:creation-date>
    <meta:editing-duration>PT1M1S</meta:editing-duration>
    <meta:editing-cycles>2</meta:editing-cycles>
    <meta:generator>LibreOffice/5.1.6.2$Linux_X86_64 LibreOffice_project/10m0$Build-2</meta:generator>
    <dc:date>2018-05-21T10:59:47.462408900</dc:date>
    <meta:document-statistic meta:object-count="46"/>
    <meta:template xlink:type="simple" xlink:actuate="onRequest" xlink:title="" xlink:href="../../../../../../usr/lib/libreoffice/share/template/common/presnt/Impress.otp"/>
  </office:meta>
</office:document-meta>
</file>